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kywq.github.io/ejer1.16/" text:style-name="Internet_20_link" text:visited-style-name="Visited_20_Internet_20_Link">https://kywq.github.io/ejer1.16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11-17T17:55:46.67100000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33" meta:non-whitespace-character-count="32"/>
  </office:meta>
</office:document-meta>
</file>